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F90000011FF059354D.png" manifest:media-type="image/png"/>
  <manifest:file-entry manifest:full-path="Pictures/10000001000000460000002518519D05.png" manifest:media-type="image/png"/>
  <manifest:file-entry manifest:full-path="Pictures/100000010000070A0000011B977301A6.png" manifest:media-type="image/png"/>
  <manifest:file-entry manifest:full-path="Pictures/10000001000002920000019FF25D7F65.png" manifest:media-type="image/png"/>
  <manifest:file-entry manifest:full-path="Pictures/1000000100000416000001F8ECF963D4.png" manifest:media-type="image/png"/>
  <manifest:file-entry manifest:full-path="Pictures/100000010000059E0000012E2DFA8A16.png" manifest:media-type="image/png"/>
  <manifest:file-entry manifest:full-path="Pictures/1000000000000194000001ACF4443773.png" manifest:media-type="image/png"/>
  <manifest:file-entry manifest:full-path="Pictures/1000000000000194000001AB73D81367.png" manifest:media-type="image/png"/>
  <manifest:file-entry manifest:full-path="Pictures/10000001000007940000045C4BC43A12.png" manifest:media-type="image/png"/>
  <manifest:file-entry manifest:full-path="Pictures/10000000000003B50000031607CC2BCE.png" manifest:media-type="image/png"/>
  <manifest:file-entry manifest:full-path="Pictures/10000000000004A5000001EA049ED1B8.png" manifest:media-type="image/png"/>
  <manifest:file-entry manifest:full-path="Pictures/100000010000035600000153DE6183AA.png" manifest:media-type="image/png"/>
  <manifest:file-entry manifest:full-path="Pictures/10000001000004160000032297AE3407.png" manifest:media-type="image/png"/>
  <manifest:file-entry manifest:full-path="Pictures/100000010000043B0000045706AC1CD8.png" manifest:media-type="image/png"/>
  <manifest:file-entry manifest:full-path="Pictures/1000000100000658000004301B0E8CD7.png" manifest:media-type="image/png"/>
  <manifest:file-entry manifest:full-path="Pictures/10000001000000D20000004427D20380.png" manifest:media-type="image/png"/>
  <manifest:file-entry manifest:full-path="Pictures/10000001000004860000050EAEDD76B1.png" manifest:media-type="image/png"/>
  <manifest:file-entry manifest:full-path="Pictures/10000001000001710000047219F7C965.png" manifest:media-type="image/png"/>
  <manifest:file-entry manifest:full-path="Pictures/10000001000007980000045BA07D729C.png" manifest:media-type="image/png"/>
  <manifest:file-entry manifest:full-path="Pictures/10000001000006B5000002F7EA58C39D.png" manifest:media-type="image/png"/>
  <manifest:file-entry manifest:full-path="Pictures/100000010000031F000002CBFC92EF1F.png" manifest:media-type="image/png"/>
  <manifest:file-entry manifest:full-path="Pictures/10000001000009EB0000011D70A7E022.png" manifest:media-type="image/png"/>
  <manifest:file-entry manifest:full-path="Pictures/10000001000004550000039E263C5902.png" manifest:media-type="image/png"/>
  <manifest:file-entry manifest:full-path="Pictures/10000001000003A3000003A1EAAB12D1.png" manifest:media-type="image/png"/>
  <manifest:file-entry manifest:full-path="Pictures/100000010000054E000004A0E7A00E6B.png" manifest:media-type="image/png"/>
  <manifest:file-entry manifest:full-path="Pictures/10000001000000720000002786FE5B95.png" manifest:media-type="image/png"/>
  <manifest:file-entry manifest:full-path="Pictures/10000001000002CE00000150BEF72C37.png" manifest:media-type="image/png"/>
  <manifest:file-entry manifest:full-path="Pictures/10000001000003D9000003F0D724191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26.035cm" svg:height="4.087cm" svg:x="1.07cm" svg:y="0.358cm">
          <draw:image xlink:href="Pictures/100000010000070A0000011B977301A6.png" xlink:type="simple" xlink:show="embed" xlink:actuate="onLoad" draw:mime-type="image/png">
            <text:p/>
          </draw:image>
        </draw:frame>
        <draw:frame draw:style-name="gr1" draw:text-style-name="P1" draw:layer="layout" svg:width="11.904cm" svg:height="7.507cm" svg:x="0.796cm" svg:y="5.193cm">
          <draw:image xlink:href="Pictures/10000001000002920000019FF25D7F65.png" xlink:type="simple" xlink:show="embed" xlink:actuate="onLoad" draw:mime-type="image/png">
            <text:p/>
          </draw:image>
        </draw:frame>
        <draw:frame draw:style-name="gr1" draw:text-style-name="P1" draw:layer="layout" svg:width="13.863cm" svg:height="6.679cm" svg:x="13.335cm" svg:y="5.215cm">
          <draw:image xlink:href="Pictures/1000000100000416000001F8ECF963D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draw:frame draw:style-name="gr3" draw:text-style-name="P3" draw:layer="layout" svg:width="12.549cm" svg:height="10.449cm" svg:x="0.634cm" svg:y="3.335cm">
          <draw:image xlink:href="Pictures/10000000000003B50000031607CC2BCE.png" xlink:type="simple" xlink:show="embed" xlink:actuate="onLoad" draw:mime-type="image/png">
            <text:p/>
          </draw:image>
        </draw:frame>
        <draw:frame draw:style-name="gr3" draw:text-style-name="P3" draw:layer="layout" svg:width="5.342cm" svg:height="5.647cm" svg:x="14.67cm" svg:y="8.167cm">
          <draw:image xlink:href="Pictures/1000000000000194000001AB73D81367.png" xlink:type="simple" xlink:show="embed" xlink:actuate="onLoad" draw:mime-type="image/png">
            <text:p/>
          </draw:image>
        </draw:frame>
        <draw:frame draw:style-name="gr3" draw:text-style-name="P3" draw:layer="layout" svg:width="5.344cm" svg:height="5.661cm" svg:x="20.856cm" svg:y="8.13cm">
          <draw:image xlink:href="Pictures/1000000000000194000001ACF4443773.png" xlink:type="simple" xlink:show="embed" xlink:actuate="onLoad" draw:mime-type="image/png">
            <text:p/>
          </draw:image>
        </draw:frame>
        <draw:frame draw:style-name="gr3" draw:text-style-name="P3" draw:layer="layout" svg:width="13.335cm" svg:height="5.495cm" svg:x="13.97cm" svg:y="2.035cm">
          <draw:image xlink:href="Pictures/10000000000004A5000001EA049ED1B8.png" xlink:type="simple" xlink:show="embed" xlink:actuate="onLoad" draw:mime-type="image/png">
            <text:p/>
          </draw:image>
        </draw:frame>
        <draw:frame draw:style-name="gr1" draw:text-style-name="P1" draw:layer="layout" svg:width="1.851cm" svg:height="0.978cm" svg:x="12.119cm" svg:y="0.292cm">
          <draw:image xlink:href="Pictures/10000001000000460000002518519D0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style-name="gr1" draw:text-style-name="P1" draw:layer="layout" svg:width="8.697cm" svg:height="3.452cm" svg:x="0.593cm" svg:y="5.303cm">
          <draw:image xlink:href="Pictures/100000010000035600000153DE6183AA.png" xlink:type="simple" xlink:show="embed" xlink:actuate="onLoad" draw:mime-type="image/png">
            <text:p/>
          </draw:image>
        </draw:frame>
        <draw:frame draw:style-name="gr1" draw:text-style-name="P1" draw:layer="layout" svg:width="8.255cm" svg:height="6.33cm" svg:x="10.595cm" svg:y="8.965cm">
          <draw:image xlink:href="Pictures/10000001000004160000032297AE3407.png" xlink:type="simple" xlink:show="embed" xlink:actuate="onLoad" draw:mime-type="image/png">
            <text:p/>
          </draw:image>
        </draw:frame>
        <draw:frame draw:style-name="gr1" draw:text-style-name="P1" draw:layer="layout" svg:width="7.958cm" svg:height="8.164cm" svg:x="19.685cm" svg:y="7.125cm">
          <draw:image xlink:href="Pictures/100000010000043B0000045706AC1CD8.png" xlink:type="simple" xlink:show="embed" xlink:actuate="onLoad" draw:mime-type="image/png">
            <text:p/>
          </draw:image>
        </draw:frame>
        <draw:frame draw:style-name="gr1" draw:text-style-name="P1" draw:layer="layout" svg:width="8.658cm" svg:height="5.715cm" svg:x="0.635cm" svg:y="9.525cm">
          <draw:image xlink:href="Pictures/1000000100000658000004301B0E8CD7.png" xlink:type="simple" xlink:show="embed" xlink:actuate="onLoad" draw:mime-type="image/png">
            <text:p/>
          </draw:image>
        </draw:frame>
        <draw:frame draw:style-name="gr1" draw:text-style-name="P1" draw:layer="layout" svg:width="20.253cm" svg:height="2.843cm" svg:x="3.175cm" svg:y="2.132cm">
          <draw:image xlink:href="Pictures/10000001000007F90000011FF059354D.png" xlink:type="simple" xlink:show="embed" xlink:actuate="onLoad" draw:mime-type="image/png">
            <text:p/>
          </draw:image>
        </draw:frame>
        <draw:frame draw:style-name="gr1" draw:text-style-name="P1" draw:layer="layout" svg:width="4.024cm" svg:height="1.302cm" svg:x="11.416cm" svg:y="0.303cm">
          <draw:image xlink:href="Pictures/10000001000000D20000004427D2038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draw:style-name="gr1" draw:text-style-name="P1" draw:layer="layout" svg:width="11.43cm" svg:height="12.773cm" svg:x="6.35cm" svg:y="0.635cm">
          <draw:image xlink:href="Pictures/10000001000004860000050EAEDD76B1.png" xlink:type="simple" xlink:show="embed" xlink:actuate="onLoad" draw:mime-type="image/png">
            <text:p/>
          </draw:image>
        </draw:frame>
        <draw:frame draw:style-name="gr1" draw:text-style-name="P1" draw:layer="layout" svg:width="4.118cm" svg:height="12.702cm" svg:x="0.31cm" svg:y="0.633cm">
          <draw:image xlink:href="Pictures/10000001000001710000047219F7C96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draw:style-name="gr1" draw:text-style-name="P1" draw:layer="layout" svg:width="11.517cm" svg:height="2.418cm" svg:x="6.985cm" svg:y="0.322cm">
          <draw:image xlink:href="Pictures/100000010000059E0000012E2DFA8A16.png" xlink:type="simple" xlink:show="embed" xlink:actuate="onLoad" draw:mime-type="image/png">
            <text:p/>
          </draw:image>
        </draw:frame>
        <draw:frame draw:style-name="gr1" draw:text-style-name="P1" draw:layer="layout" svg:width="12.724cm" svg:height="7.296cm" svg:x="0.635cm" svg:y="4.034cm">
          <draw:image xlink:href="Pictures/10000001000007980000045BA07D729C.png" xlink:type="simple" xlink:show="embed" xlink:actuate="onLoad" draw:mime-type="image/png">
            <text:p/>
          </draw:image>
        </draw:frame>
        <draw:frame draw:style-name="gr1" draw:text-style-name="P1" draw:layer="layout" svg:width="12.745cm" svg:height="7.332cm" svg:x="13.97cm" svg:y="3.998cm">
          <draw:image xlink:href="Pictures/10000001000007940000045C4BC43A1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draw:frame draw:style-name="gr3" draw:text-style-name="P3" draw:layer="layout" svg:width="16.597cm" svg:height="7.753cm" svg:x="10.16cm" svg:y="1.137cm">
          <draw:image xlink:href="Pictures/10000001000006B5000002F7EA58C39D.png" xlink:type="simple" xlink:show="embed" xlink:actuate="onLoad" draw:mime-type="image/png">
            <text:p/>
          </draw:image>
        </draw:frame>
        <draw:frame draw:style-name="gr3" draw:text-style-name="P3" draw:layer="layout" svg:width="8.738cm" svg:height="7.747cm" svg:x="1.513cm" svg:y="1.134cm">
          <draw:image xlink:href="Pictures/100000010000031F000002CBFC92EF1F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draw:style-name="gr1" draw:text-style-name="P1" draw:layer="layout" svg:width="27.32cm" svg:height="3.068cm" svg:x="0.42cm" svg:y="1.235cm">
          <draw:image xlink:href="Pictures/10000001000009EB0000011D70A7E022.png" xlink:type="simple" xlink:show="embed" xlink:actuate="onLoad" draw:mime-type="image/png">
            <text:p/>
          </draw:image>
        </draw:frame>
        <draw:frame draw:style-name="gr1" draw:text-style-name="P1" draw:layer="layout" svg:width="8.366cm" svg:height="6.985cm" svg:x="9.414cm" svg:y="8.545cm">
          <draw:image xlink:href="Pictures/10000001000004550000039E263C5902.png" xlink:type="simple" xlink:show="embed" xlink:actuate="onLoad" draw:mime-type="image/png">
            <text:p/>
          </draw:image>
        </draw:frame>
        <draw:frame draw:style-name="gr1" draw:text-style-name="P1" draw:layer="layout" svg:width="7cm" svg:height="6.985cm" svg:x="0.635cm" svg:y="8.59cm">
          <draw:image xlink:href="Pictures/10000001000003A3000003A1EAAB12D1.png" xlink:type="simple" xlink:show="embed" xlink:actuate="onLoad" draw:mime-type="image/png">
            <text:p/>
          </draw:image>
        </draw:frame>
        <draw:frame draw:style-name="gr1" draw:text-style-name="P1" draw:layer="layout" svg:width="9.469cm" svg:height="8.255cm" svg:x="18.251cm" svg:y="7.236cm">
          <draw:image xlink:href="Pictures/100000010000054E000004A0E7A00E6B.png" xlink:type="simple" xlink:show="embed" xlink:actuate="onLoad" draw:mime-type="image/png">
            <text:p/>
          </draw:image>
        </draw:frame>
        <draw:frame draw:style-name="gr1" draw:text-style-name="P1" draw:layer="layout" svg:width="2.629cm" svg:height="0.899cm" svg:x="12.611cm" svg:y="0.091cm">
          <draw:image xlink:href="Pictures/10000001000000720000002786FE5B95.png" xlink:type="simple" xlink:show="embed" xlink:actuate="onLoad" draw:mime-type="image/png">
            <text:p/>
          </draw:image>
        </draw:frame>
        <draw:frame draw:style-name="gr1" draw:text-style-name="P1" draw:layer="layout" svg:width="7.62cm" svg:height="3.566cm" svg:x="0.635cm" svg:y="4.689cm">
          <draw:image xlink:href="Pictures/10000001000002CE00000150BEF72C3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draw:style-name="gr1" draw:text-style-name="P1" draw:layer="layout" svg:width="9.93cm" svg:height="10.162cm" svg:x="9.36cm" svg:y="3.173cm">
          <draw:image xlink:href="Pictures/10000001000003D9000003F0D724191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31T10:06:36.805000000</meta:creation-date>
    <dc:date>2024-11-07T22:51:23.384000000</dc:date>
    <meta:editing-duration>PT8H46M14S</meta:editing-duration>
    <meta:editing-cycles>16</meta:editing-cycles>
    <meta:generator>PPT_Plus/1.0.0.0$Windows_X86_64 LibreOffice_project/</meta:generator>
    <meta:document-statistic meta:object-count="65"/>
  </office:meta>
</office:document-meta>
</file>